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333333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333333" draw:marker-start="" draw:marker-start-width="0.45cm" draw:marker-end="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3465a4" draw:fill="solid" draw:fill-color="#ff972f" draw:opacity="50%" draw:textarea-horizontal-align="justify" draw:textarea-vertical-align="middle" draw:auto-grow-height="false" fo:min-height="2.164cm" fo:min-width="7.881cm" draw:shadow-opacity="50%"/>
    </style:style>
    <style:style style:name="gr4" style:family="graphic" style:parent-style-name="standard">
      <style:graphic-properties draw:stroke="none" svg:stroke-color="#3465a4" draw:fill="solid" draw:fill-color="#77bc65" draw:opacity="50%" draw:textarea-horizontal-align="justify" draw:textarea-vertical-align="middle" draw:auto-grow-height="false" fo:min-height="2.85cm" fo:min-width="7.643cm" draw:shadow-opacity="50%"/>
    </style:style>
    <style:style style:name="gr5" style:family="graphic" style:parent-style-name="objectwithoutfill">
      <style:graphic-properties draw:stroke="dash" draw:stroke-dash="Fine_20_Dashed" svg:stroke-width="0.1cm" svg:stroke-color="#333333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3465a4" draw:fill="solid" draw:fill-color="#ff972f" draw:opacity="50%" draw:textarea-horizontal-align="justify" draw:textarea-vertical-align="middle" draw:auto-grow-height="false" fo:min-height="2.85cm" fo:min-width="5.779cm" draw:shadow-opacity="50%"/>
    </style:style>
    <style:style style:name="gr7" style:family="graphic" style:parent-style-name="standard">
      <style:graphic-properties draw:stroke="none" svg:stroke-color="#3465a4" draw:fill="solid" draw:fill-color="#77bc65" draw:opacity="50%" draw:textarea-horizontal-align="justify" draw:textarea-vertical-align="middle" draw:auto-grow-height="false" fo:min-height="3.85cm" fo:min-width="5.806cm" draw:shadow-opacity="50%"/>
    </style:style>
    <style:style style:name="gr8" style:family="graphic" style:parent-style-name="standard">
      <style:graphic-properties draw:stroke="solid" svg:stroke-width="0.1cm" svg:stroke-color="#333333" draw:marker-start-width="0.36cm" draw:marker-end-width="0.36cm" draw:fill="none" draw:fill-color="#77bc65" draw:opacity="50%" draw:textarea-horizontal-align="justify" draw:textarea-vertical-align="middle" draw:auto-grow-height="false" fo:min-height="0.061cm" fo:min-width="0cm" fo:padding-top="0.175cm" fo:padding-bottom="0.175cm" fo:padding-left="0.3cm" fo:padding-right="0.3cm" draw:shadow-opacity="50%"/>
    </style:style>
    <style:style style:name="gr9" style:family="graphic" style:parent-style-name="standard">
      <style:graphic-properties draw:stroke="solid" svg:stroke-width="0.1cm" svg:stroke-color="#333333" draw:marker-start-width="0.35cm" draw:marker-end-width="0.35cm" draw:fill="none" draw:fill-color="#ff972f" draw:opacity="50%" draw:textarea-horizontal-align="justify" draw:textarea-vertical-align="middle" draw:auto-grow-height="false" fo:min-height="0cm" fo:min-width="0cm" fo:padding-top="0.175cm" fo:padding-bottom="0.175cm" fo:padding-left="0.3cm" fo:padding-right="0.3cm" draw:shadow-opacity="50%"/>
    </style:style>
    <style:style style:name="gr10" style:family="graphic" style:parent-style-name="standard">
      <style:graphic-properties svg:stroke-color="#333333" draw:textarea-vertical-align="middle"/>
    </style:style>
    <style:style style:name="gr11" style:family="graphic" style:parent-style-name="standard">
      <style:graphic-properties svg:stroke-color="#666666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svg:stroke-color="#333333" draw:fill="solid" draw:textarea-vertical-align="middle"/>
    </style:style>
    <style:style style:name="gr13" style:family="graphic" style:parent-style-name="objectwithoutfill">
      <style:graphic-properties draw:stroke="dash" draw:stroke-dash="Fine_20_Dashed" svg:stroke-width="0.1cm" svg:stroke-color="#999999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3465a4" draw:fill="solid" draw:fill-color="#3465a4" draw:textarea-horizontal-align="justify" draw:textarea-vertical-align="middle" draw:auto-grow-height="false" fo:min-height="0.104cm" fo:min-width="0cm"/>
    </style:style>
    <style:style style:name="gr15" style:family="graphic" style:parent-style-name="objectwithoutfill">
      <style:graphic-properties svg:stroke-width="0.1cm" svg:stroke-color="#333333" draw:marker-start-width="0.35cm" draw:marker-end-width="0.35cm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104cm" fo:min-width="0cm"/>
    </style:style>
    <style:style style:name="gr17" style:family="graphic" style:parent-style-name="objectwithoutfill">
      <style:graphic-properties svg:stroke-width="0.05cm" svg:stroke-color="#666666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min-height="2.15cm" fo:min-width="2.8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104cm" fo:min-width="0cm"/>
    </style:style>
    <style:style style:name="gr20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011cm" fo:min-width="0cm"/>
    </style:style>
    <style:style style:name="gr21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01cm" fo:min-width="0cm"/>
    </style:style>
    <style:style style:name="gr22" style:family="graphic" style:parent-style-name="standard">
      <style:graphic-properties svg:stroke-width="0.05cm" svg:stroke-color="#5983b0" draw:marker-start-width="0.28cm" draw:marker-end-width="0.28cm" draw:fill="none" draw:textarea-horizontal-align="justify" draw:textarea-vertical-align="middle" draw:auto-grow-height="false" fo:min-height="3.105cm" fo:min-width="1.416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5983b0" draw:marker-start-width="0.28cm" draw:marker-end-width="0.28cm" draw:fill="none" draw:textarea-horizontal-align="justify" draw:textarea-vertical-align="middle" draw:auto-grow-height="false" fo:min-height="2.67cm" fo:min-width="1.14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666666" draw:marker-start="Arrow" draw:marker-start-width="0.28cm" draw:marker-end="Arrow" draw:marker-end-width="0.28cm" draw:fill="solid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color="#666666" draw:fill="none" draw:textarea-horizontal-align="justify" draw:textarea-vertical-align="middle" draw:auto-grow-height="false" fo:min-height="3.548cm" fo:min-width="4.872cm" fo:wrap-option="no-wrap"/>
    </style:style>
    <style:style style:name="gr26" style:family="graphic" style:parent-style-name="objectwithoutfill">
      <style:graphic-properties svg:stroke-width="0.1cm" svg:stroke-color="#ffd428" draw:marker-start-width="0.35cm" draw:marker-end-width="0.35cm" draw:fill="solid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fo:min-height="0.869cm"/>
    </style:style>
    <style:style style:name="gr28" style:family="graphic" style:parent-style-name="objectwithoutfill">
      <style:graphic-properties svg:stroke-color="#333333" draw:fill="solid" draw:textarea-vertical-align="middle"/>
    </style:style>
    <style:style style:name="gr29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f10d0c" draw:marker-start-width="0.35cm" draw:marker-end-width="0.35cm" draw:fill="solid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75cm"/>
    </style:style>
    <style:style style:name="gr32" style:family="graphic" style:parent-style-name="standard">
      <style:graphic-properties draw:stroke="none" svg:stroke-color="#000000" draw:fill="none" draw:fill-color="#ffffff" fo:min-height="2.838cm"/>
    </style:style>
    <style:style style:name="gr33" style:family="graphic" style:parent-style-name="standard">
      <style:graphic-properties draw:stroke="solid" svg:stroke-color="#333333" draw:fill="solid" draw:fill-color="#5983b0" draw:textarea-horizontal-align="justify" draw:textarea-vertical-align="middle" draw:auto-grow-height="false" fo:min-height="0.179cm" fo:min-width="0cm"/>
    </style:style>
    <style:style style:name="gr34" style:family="graphic" style:parent-style-name="standard">
      <style:graphic-properties draw:stroke="solid" svg:stroke-color="#333333" draw:fill="none" draw:fill-color="#666666" draw:textarea-horizontal-align="justify" draw:textarea-vertical-align="middle" draw:auto-grow-height="false" fo:min-height="0.179cm" fo:min-width="0cm"/>
    </style:style>
    <style:style style:name="gr35" style:family="graphic" style:parent-style-name="objectwithoutfill">
      <style:graphic-properties svg:stroke-color="#333333" draw:marker-end="Arrow" draw:marker-end-width="0.2cm" draw:fill="solid" draw:fill-color="#5983b0" draw:textarea-vertical-align="middle"/>
    </style:style>
    <style:style style:name="gr36" style:family="graphic" style:parent-style-name="objectwithoutfill">
      <style:graphic-properties svg:stroke-color="#333333" draw:marker-end="Arrow" draw:marker-end-width="0.2cm" draw:fill="solid" draw:textarea-vertical-align="middle"/>
    </style:style>
    <style:style style:name="gr37" style:family="graphic" style:parent-style-name="objectwithoutfill">
      <style:graphic-properties draw:stroke="dash" draw:stroke-dash="Fine_20_Dashed"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color="#333333" draw:fill="none" draw:textarea-horizontal-align="justify" draw:textarea-vertical-align="middle" draw:auto-grow-height="false" fo:min-height="5.338cm" fo:min-width="3.036cm"/>
    </style:style>
    <style:style style:name="gr39" style:family="graphic" style:parent-style-name="standard">
      <style:graphic-properties svg:stroke-color="#333333" draw:fill="none" draw:textarea-horizontal-align="justify" draw:textarea-vertical-align="middle" draw:auto-grow-height="false" fo:min-height="2.862cm" fo:min-width="2.258cm"/>
    </style:style>
    <style:style style:name="gr40" style:family="graphic" style:parent-style-name="standard">
      <style:graphic-properties draw:stroke="solid" svg:stroke-color="#333333" draw:fill="none" draw:fill-color="#5983b0" draw:textarea-horizontal-align="justify" draw:textarea-vertical-align="middle" draw:auto-grow-height="false" fo:min-height="0.179cm" fo:min-width="0cm"/>
    </style:style>
    <style:style style:name="gr41" style:family="graphic" style:parent-style-name="objectwithoutfill">
      <style:graphic-properties svg:stroke-color="#333333" draw:marker-end="Arrow" draw:marker-end-width="0.2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.475cm"/>
    </style:style>
    <style:style style:name="gr43" style:family="graphic" style:parent-style-name="standard">
      <style:graphic-properties draw:stroke="none" svg:stroke-color="#000000" draw:fill="none" draw:fill-color="#ffffff" fo:min-height="0.14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972f" draw:opacity="50%"/>
      <style:paragraph-properties fo:text-align="center"/>
    </style:style>
    <style:style style:name="P3" style:family="paragraph">
      <loext:graphic-properties draw:fill="solid" draw:fill-color="#77bc65" draw:opacity="50%"/>
      <style:paragraph-properties fo:text-align="center"/>
    </style:style>
    <style:style style:name="P4" style:family="paragraph">
      <loext:graphic-properties draw:fill="none" draw:fill-color="#77bc65" draw:opacity="50%"/>
      <style:paragraph-properties fo:text-align="center"/>
    </style:style>
    <style:style style:name="P5" style:family="paragraph">
      <loext:graphic-properties draw:fill="none" draw:fill-color="#ff972f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465a4"/>
      <style:paragraph-properties fo:text-align="center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5983b0"/>
      <style:paragraph-properties fo:text-align="center"/>
    </style:style>
    <style:style style:name="P14" style:family="paragraph">
      <loext:graphic-properties draw:fill="none" draw:fill-color="#666666"/>
      <style:paragraph-properties fo:text-align="center"/>
    </style:style>
    <style:style style:name="P15" style:family="paragraph">
      <loext:graphic-properties draw:fill="none" draw:fill-color="#5983b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2.4cm" svg:y1="5.3cm" svg:x2="6.6cm" svg:y2="5.4cm">
          <text:p/>
        </draw:line>
        <draw:line draw:style-name="gr1" draw:text-style-name="P1" draw:layer="layout" svg:x1="2.4cm" svg:y1="5.3cm" svg:x2="5.7cm" svg:y2="7.5cm">
          <text:p/>
        </draw:line>
        <draw:line draw:style-name="gr1" draw:text-style-name="P1" draw:layer="layout" svg:x1="2.4cm" svg:y1="5.3cm" svg:x2="5.8cm" svg:y2="2.2cm">
          <text:p/>
        </draw:line>
        <draw:line draw:style-name="gr2" draw:text-style-name="P1" draw:layer="layout" svg:x1="4.4cm" svg:y1="12.4cm" svg:x2="8.6cm" svg:y2="12.5cm">
          <text:p/>
        </draw:line>
        <draw:line draw:style-name="gr2" draw:text-style-name="P1" draw:layer="layout" svg:x1="6cm" svg:y1="10.8cm" svg:x2="8.6cm" svg:y2="12.5cm">
          <text:p/>
        </draw:line>
        <draw:line draw:style-name="gr2" draw:text-style-name="P1" draw:layer="layout" svg:x1="6.2cm" svg:y1="14.7cm" svg:x2="8.6cm" svg:y2="12.5cm">
          <text:p/>
        </draw:line>
        <draw:custom-shape draw:style-name="gr3" draw:text-style-name="P2" draw:layer="layout" svg:width="8.381cm" svg:height="2.414cm" draw:transform="skewX (-1.08000974113409) rotate (-3.14159265358979) translate (14.9cm 13.7cm)">
          <text:p/>
          <draw:enhanced-geometry svg:viewBox="0 0 21600 21600" draw:mirror-vertical="true" draw:type="rectangle" draw:enhanced-path="M 0 0 L 21600 0 21600 21600 0 21600 0 0 Z N"/>
        </draw:custom-shape>
        <draw:line draw:style-name="gr1" draw:text-style-name="P1" draw:layer="layout" svg:x1="8.5cm" svg:y1="12.5cm" svg:x2="11.8cm" svg:y2="14.7cm">
          <text:p/>
        </draw:line>
        <draw:line draw:style-name="gr1" draw:text-style-name="P1" draw:layer="layout" svg:x1="8.5cm" svg:y1="12.5cm" svg:x2="12.7cm" svg:y2="12.6cm">
          <text:p/>
        </draw:line>
        <draw:custom-shape draw:style-name="gr4" draw:text-style-name="P3" draw:layer="layout" svg:width="8.143cm" svg:height="3.1cm" draw:transform="skewX (0.839154304358874) rotate (-0.0225147473507275) translate (7.958cm 9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cm" svg:y1="12.5cm" svg:x2="11.9cm" svg:y2="9.4cm">
          <text:p/>
        </draw:line>
        <draw:line draw:style-name="gr1" draw:text-style-name="P1" draw:layer="layout" svg:x1="14.3cm" svg:y1="5.3cm" svg:x2="18.1cm" svg:y2="5.4cm">
          <text:p/>
        </draw:line>
        <draw:line draw:style-name="gr1" draw:text-style-name="P1" draw:layer="layout" svg:x1="14.3cm" svg:y1="5.3cm" svg:x2="12.1cm" svg:y2="7.3cm">
          <text:p/>
        </draw:line>
        <draw:line draw:style-name="gr1" draw:text-style-name="P1" draw:layer="layout" svg:x1="14.3cm" svg:y1="5.3cm" svg:x2="14.3cm" svg:y2="2cm">
          <text:p/>
        </draw:line>
        <draw:line draw:style-name="gr5" draw:text-style-name="P1" draw:layer="layout" svg:x1="4.4cm" svg:y1="20.2cm" svg:x2="7.1cm" svg:y2="20.3cm">
          <text:p/>
        </draw:line>
        <draw:line draw:style-name="gr5" draw:text-style-name="P1" draw:layer="layout" svg:x1="8.8cm" svg:y1="18.8cm" svg:x2="7.1cm" svg:y2="20.3cm">
          <text:p/>
        </draw:line>
        <draw:line draw:style-name="gr5" draw:text-style-name="P1" draw:layer="layout" svg:x1="7.1cm" svg:y1="22.6cm" svg:x2="7.1cm" svg:y2="20.3cm">
          <text:p/>
        </draw:line>
        <draw:custom-shape draw:style-name="gr6" draw:text-style-name="P2" draw:layer="layout" svg:width="6.279cm" svg:height="3.1cm" draw:transform="skewX (0.890990583143105) rotate (-0.0167551608191457) translate (5.961cm 18.781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1cm" svg:y1="20.3cm" svg:x2="4.9cm" svg:y2="22.3cm">
          <text:p/>
        </draw:line>
        <draw:custom-shape draw:style-name="gr7" draw:text-style-name="P3" draw:layer="layout" svg:width="6.306cm" svg:height="4.1cm" draw:transform="rotate (-0.0322885911618951) translate (4.265cm 16.095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1cm" svg:y1="20.3cm" svg:x2="7.1cm" svg:y2="17cm">
          <text:p/>
        </draw:line>
        <draw:line draw:style-name="gr1" draw:text-style-name="P1" draw:layer="layout" svg:x1="7.1cm" svg:y1="20.3cm" svg:x2="10.9cm" svg:y2="20.4cm">
          <text:p/>
        </draw:line>
        <draw:custom-shape draw:style-name="gr8" draw:text-style-name="P4" draw:layer="layout" svg:width="0.5cm" svg:height="0.411cm" draw:transform="rotate (-0.0322885911618951) translate (7.1cm 19.88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26cm" svg:height="0.249cm" draw:transform="skewX (0.818384886260141) rotate (-0.0164060949687468) translate (7.086cm 20.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cm" svg:y1="19.1cm" svg:x2="17.3cm" svg:y2="21.3cm">
          <text:p/>
        </draw:line>
        <draw:line draw:style-name="gr1" draw:text-style-name="P1" draw:layer="layout" svg:x1="14cm" svg:y1="19.1cm" svg:x2="17.4cm" svg:y2="16cm">
          <text:p/>
        </draw:line>
        <draw:line draw:style-name="gr1" draw:text-style-name="P1" draw:layer="layout" svg:x1="10.575cm" svg:y1="25cm" svg:x2="13.875cm" svg:y2="27.2cm">
          <text:p/>
        </draw:line>
        <draw:line draw:style-name="gr1" draw:text-style-name="P1" draw:layer="layout" svg:x1="10.575cm" svg:y1="25cm" svg:x2="13.975cm" svg:y2="21.9cm">
          <text:p/>
        </draw:line>
        <draw:line draw:style-name="gr1" draw:text-style-name="P1" draw:layer="layout" svg:x1="16.65cm" svg:y1="24.9cm" svg:x2="19.95cm" svg:y2="27.1cm">
          <text:p/>
        </draw:line>
        <draw:line draw:style-name="gr1" draw:text-style-name="P1" draw:layer="layout" svg:x1="16.65cm" svg:y1="24.9cm" svg:x2="20.05cm" svg:y2="21.8cm">
          <text:p/>
        </draw:line>
        <draw:ellipse draw:style-name="gr10" draw:text-style-name="P6" draw:layer="layout" svg:width="1.4cm" svg:height="1.3cm" svg:x="9.9cm" svg:y="24.4cm" draw:kind="arc" draw:start-angle="323.95" draw:end-angle="44.12">
          <text:p/>
        </draw:ellipse>
        <draw:path draw:style-name="gr11" draw:text-style-name="P6" draw:layer="layout" svg:width="3.516cm" svg:height="3.131cm" svg:x="13.9cm" svg:y="16cm" svg:viewBox="0 0 3517 3132" svg:d="M3 3132c-2-46-3-85-3-132 0-552 134-1022 429-1500 294-478 661-822 1171-1098s1011-402 1600-402c112 0 206 4 317 15">
          <text:p/>
        </draw:path>
        <draw:line draw:style-name="gr12" draw:text-style-name="P1" draw:layer="layout" svg:x1="20cm" svg:y1="21.8cm" svg:x2="19.9cm" svg:y2="27.1cm">
          <text:p/>
        </draw:line>
      </draw:page>
      <draw:page draw:name="page2" draw:style-name="dp1" draw:master-page-name="預設">
        <draw:line draw:style-name="gr13" draw:text-style-name="P1" draw:layer="layout" svg:x1="9.1cm" svg:y1="20.7cm" svg:x2="12.9cm" svg:y2="20.8cm">
          <text:p/>
        </draw:line>
        <draw:line draw:style-name="gr13" draw:text-style-name="P1" draw:layer="layout" svg:x1="9.1cm" svg:y1="20.7cm" svg:x2="6.9cm" svg:y2="22.7cm">
          <text:p/>
        </draw:line>
        <draw:line draw:style-name="gr13" draw:text-style-name="P1" draw:layer="layout" svg:x1="9.1cm" svg:y1="20.7cm" svg:x2="9.1cm" svg:y2="17.4cm">
          <text:p/>
        </draw:line>
        <draw:custom-shape draw:style-name="gr14" draw:text-style-name="P7" draw:layer="layout" svg:width="0.5cm" svg:height="0.5cm" svg:x="11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3.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2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1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2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4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4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3.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3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4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5cm" svg:height="0.5cm" svg:x="13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1.452cm" svg:y1="2.9cm" svg:x2="18.5cm" svg:y2="7.736cm" svg:d="M11452 2900c5286 0 1762 4836 7048 4836" svg:viewBox="0 0 7049 4837">
          <text:p/>
        </draw:connector>
        <draw:custom-shape draw:style-name="gr16" draw:text-style-name="P8" draw:layer="layout" svg:width="0.5cm" svg:height="0.5cm" svg:x="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5.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6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5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5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7.6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7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4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3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6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7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7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8.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cm" svg:y1="5.7cm" svg:x2="11cm" svg:y2="5.7cm">
          <text:p/>
        </draw:line>
        <draw:custom-shape draw:style-name="gr18" draw:text-style-name="P9" draw:layer="layout" svg:width="3.4cm" svg:height="2.5cm" svg:x="3.4cm" svg:y="4.5cm">
          <text:p text:style-name="P6">Data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cm" svg:height="0.5cm" svg:x="11.57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1.97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3.17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2.07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1.37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1.57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2.5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4.07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5.476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4.37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3.07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3.07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4.37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3.37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4.97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5.77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6.27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5.17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5.77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5.97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7.57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7.17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4.37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3.07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6.876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7.27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7.17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5cm" svg:height="0.5cm" svg:x="18.07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976cm" svg:y1="13.2cm" svg:x2="10.976cm" svg:y2="13.2cm">
          <text:p/>
        </draw:line>
        <draw:custom-shape draw:style-name="gr18" draw:text-style-name="P9" draw:layer="layout" svg:width="3.4cm" svg:height="2.5cm" svg:x="3.376cm" svg:y="12cm">
          <text:p text:style-name="P6">Data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0" draw:layer="layout" svg:width="0.354cm" svg:height="0.367cm" svg:x="7.642cm" svg:y="19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7.925cm" svg:y="18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775cm" svg:y="20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7.996cm" svg:y="20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7.5cm" svg:y="21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7.642cm" svg:y="21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35cm" svg:y="21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9.413cm" svg:y="20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404cm" svg:y="21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625cm" svg:y="21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704cm" svg:y="19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704cm" svg:y="22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625cm" svg:y="21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917cm" svg:y="21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05cm" svg:y="18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617cm" svg:y="17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971cm" svg:y="19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192cm" svg:y="19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617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0.758cm" svg:y="20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892cm" svg:y="20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1.608cm" svg:y="19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625cm" svg:y="1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704cm" svg:y="18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396cm" svg:y="18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679cm" svg:y="21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1.608cm" svg:y="19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2.246cm" svg:y="1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0" draw:layer="layout" svg:width="0.354cm" svg:height="0.367cm" svg:x="15.342cm" svg:y="19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5.625cm" svg:y="18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475cm" svg:y="20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5.696cm" svg:y="20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5.2cm" svg:y="21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5.342cm" svg:y="21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05cm" svg:y="21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7.113cm" svg:y="20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104cm" svg:y="21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325cm" svg:y="21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404cm" svg:y="1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404cm" svg:y="2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325cm" svg:y="20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617cm" svg:y="20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75cm" svg:y="18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317cm" svg:y="1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671cm" svg:y="18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892cm" svg:y="19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317cm" svg:y="1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8.458cm" svg:y="20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592cm" svg:y="20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9.308cm" svg:y="18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325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404cm" svg:y="17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096cm" svg:y="18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379cm" svg:y="2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9.308cm" svg:y="19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946cm" svg:y="19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" draw:layer="layout" svg:x1="5.351cm" svg:y1="20.2cm" svg:x2="7cm" svg:y2="20.2cm">
          <text:p/>
        </draw:line>
        <draw:custom-shape draw:style-name="gr18" draw:text-style-name="P9" draw:layer="layout" svg:width="3.4cm" svg:height="2.5cm" svg:x="1.351cm" svg:y="18.9cm">
          <text:p text:style-name="P6">Dat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3.139cm" svg:y1="20.2cm" svg:x2="14.788cm" svg:y2="20.2cm">
          <text:p/>
        </draw:line>
        <draw:custom-shape draw:style-name="gr22" draw:text-style-name="P9" draw:layer="layout" svg:width="2.778cm" svg:height="4.815cm" draw:transform="rotate (0.123569311041199) translate (14.65cm 18.0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2.4cm" svg:height="4.2cm" draw:transform="rotate (0.460417856676104) translate (16.792cm 17.8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預設">
        <draw:line draw:style-name="gr13" draw:text-style-name="P1" draw:layer="layout" svg:x1="9.876cm" svg:y1="5.2cm" svg:x2="13.676cm" svg:y2="5.3cm">
          <text:p/>
        </draw:line>
        <draw:line draw:style-name="gr13" draw:text-style-name="P1" draw:layer="layout" svg:x1="9.876cm" svg:y1="5.2cm" svg:x2="7.676cm" svg:y2="7.2cm">
          <text:p/>
        </draw:line>
        <draw:line draw:style-name="gr13" draw:text-style-name="P1" draw:layer="layout" svg:x1="9.876cm" svg:y1="5.2cm" svg:x2="9.876cm" svg:y2="1.9cm">
          <text:p/>
        </draw:line>
        <draw:g>
          <draw:custom-shape draw:style-name="gr20" draw:text-style-name="P10" draw:layer="layout" svg:width="0.354cm" svg:height="0.367cm" svg:x="8.418cm" svg:y="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701cm" svg:y="3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9.551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772cm" svg:y="5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276cm" svg:y="5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418cm" svg:y="6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126cm" svg:y="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0.189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18cm" svg:y="6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401cm" svg:y="6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9.48cm" svg:y="3.5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48cm" svg:y="6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401cm" svg:y="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693cm" svg:y="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826cm" svg:y="3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393cm" svg:y="2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747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968cm" svg:y="3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393cm" svg:y="4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1.534cm" svg:y="5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2.668cm" svg:y="4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2.384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401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48cm" svg:y="2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2.172cm" svg:y="2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2.455cm" svg:y="5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2.384cm" svg:y="4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3.022cm" svg:y="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4" draw:text-style-name="P1" draw:layer="layout" svg:x1="6.127cm" svg:y1="4.7cm" svg:x2="7.776cm" svg:y2="4.7cm">
          <text:p/>
        </draw:line>
        <draw:custom-shape draw:style-name="gr18" draw:text-style-name="P9" draw:layer="layout" svg:width="3.4cm" svg:height="2.5cm" svg:x="2.127cm" svg:y="3.4cm">
          <text:p text:style-name="P6">Data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5.8cm" svg:height="4.1cm" svg:x="14.5cm" svg:y="2.5cm">
          <text:p text:style-name="P6"><text:span text:style-name="T1">Data transformation</text:span></text:p>
          <text:p text:style-name="P6"><text:span text:style-name="T1">Feature engineering</text:span></text:p>
          <text:p text:style-name="P6"><text:span text:style-name="T1">Dimensional reduction</text:span></text:p>
          <text:p text:style-name="P6"><text:span text:style-name="T1">Distance</text:span></text:p>
          <draw:enhanced-geometry svg:viewBox="0 0 21600 21600" draw:text-areas="800 800 20800 20800" draw:type="round-rectangular-callout" draw:modifiers="-1951.11187726254 6246.67154352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" draw:layer="layout" svg:x1="9.052cm" svg:y1="11.1cm" svg:x2="12.852cm" svg:y2="11.2cm">
          <text:p/>
        </draw:line>
        <draw:line draw:style-name="gr13" draw:text-style-name="P1" draw:layer="layout" svg:x1="9.052cm" svg:y1="11.1cm" svg:x2="6.852cm" svg:y2="13.1cm">
          <text:p/>
        </draw:line>
        <draw:line draw:style-name="gr13" draw:text-style-name="P1" draw:layer="layout" svg:x1="9.052cm" svg:y1="11.1cm" svg:x2="9.052cm" svg:y2="7.8cm">
          <text:p/>
        </draw:line>
        <draw:g>
          <draw:custom-shape draw:style-name="gr21" draw:text-style-name="P10" draw:layer="layout" svg:width="0.354cm" svg:height="0.368cm" svg:x="10.377cm" svg:y="10.6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8.727cm" svg:y="1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7.948cm" svg:y="11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7.452cm" svg:y="11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7.594cm" svg:y="1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302cm" svg:y="11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9.365cm" svg:y="1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577cm" svg:y="11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8.869cm" svg:y="11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502cm" svg:y="9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569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223cm" svg:y="10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0.71cm" svg:y="11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84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1.56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477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348cm" svg:y="8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631cm" svg:y="1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1.56cm" svg:y="9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2.198cm" svg:y="10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" draw:layer="layout" svg:x1="5.303cm" svg:y1="10.6cm" svg:x2="6.952cm" svg:y2="10.6cm">
          <text:p/>
        </draw:line>
        <draw:custom-shape draw:style-name="gr18" draw:text-style-name="P9" draw:layer="layout" svg:width="3.4cm" svg:height="2.5cm" svg:x="1.303cm" svg:y="9.3cm">
          <text:p text:style-name="P6">Dat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3.091cm" svg:y1="10.6cm" svg:x2="14.74cm" svg:y2="10.6cm">
          <text:p/>
        </draw:line>
        <draw:g>
          <draw:custom-shape draw:style-name="gr21" draw:text-style-name="P10" draw:layer="layout" svg:width="0.354cm" svg:height="0.368cm" svg:x="17.977cm" svg:y="10.6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327cm" svg:y="1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5.548cm" svg:y="11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5.052cm" svg:y="11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5.194cm" svg:y="12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5.902cm" svg:y="11.9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965cm" svg:y="1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177cm" svg:y="11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469cm" svg:y="11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102cm" svg:y="9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169cm" svg:y="8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823cm" svg:y="10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8.31cm" svg:y="11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44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9.16cm" svg:y="9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077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948cm" svg:y="8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231cm" svg:y="1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9.16cm" svg:y="9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9.798cm" svg:y="10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6" draw:text-style-name="P1" draw:layer="layout" svg:width="4.945cm" svg:height="3.504cm" draw:transform="skewX (1.07437000057349E-016) rotate (1.11177473352039) translate (14.791cm 12.585cm)" svg:viewBox="0 0 4946 3505" svg:d="M0 0c602 110 845 296 1374 558 294 145 728 481 936 764 180 246 415 573 533 853s92 635 130 939c265 538 600 366 848 362 253-4 513-203 717-354 308-230 406-759 408-1206s-220-895-709-1434">
          <text:p/>
        </draw:path>
        <draw:line draw:style-name="gr13" draw:text-style-name="P1" draw:layer="layout" svg:x1="9.028cm" svg:y1="16.7cm" svg:x2="12.828cm" svg:y2="16.8cm">
          <text:p/>
        </draw:line>
        <draw:line draw:style-name="gr13" draw:text-style-name="P1" draw:layer="layout" svg:x1="9.028cm" svg:y1="16.7cm" svg:x2="6.828cm" svg:y2="18.7cm">
          <text:p/>
        </draw:line>
        <draw:line draw:style-name="gr13" draw:text-style-name="P1" draw:layer="layout" svg:x1="9.028cm" svg:y1="16.7cm" svg:x2="9.028cm" svg:y2="13.4cm">
          <text:p/>
        </draw:line>
        <draw:g>
          <draw:custom-shape draw:style-name="gr21" draw:text-style-name="P10" draw:layer="layout" svg:width="0.354cm" svg:height="0.368cm" svg:x="10.353cm" svg:y="16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0.803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0.024cm" svg:y="1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528cm" svg:y="17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9.67cm" svg:y="18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378cm" svg:y="17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1.441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653cm" svg:y="17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945cm" svg:y="17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578cm" svg:y="14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645cm" svg:y="13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999cm" svg:y="17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0.486cm" svg:y="15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62cm" svg:y="1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9.936cm" svg:y="14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9.553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424cm" svg:y="14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1.407cm" svg:y="15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9.936cm" svg:y="15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0.574cm" svg:y="15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9" draw:layer="layout" svg:width="3.4cm" svg:height="2.5cm" svg:x="1.279cm" svg:y="14.9cm">
          <text:p text:style-name="P6">Dat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3.067cm" svg:y1="16.2cm" svg:x2="14.716cm" svg:y2="16.2cm">
          <text:p/>
        </draw:line>
        <draw:frame draw:style-name="gr27" draw:text-style-name="P11" draw:layer="layout" svg:width="1.3cm" svg:height="1.119cm" svg:x="5.7cm" svg:y="15.6cm">
          <draw:text-box>
            <text:p><text:span text:style-name="T2">=</text:span></text:p>
          </draw:text-box>
        </draw:frame>
        <draw:g>
          <draw:custom-shape draw:style-name="gr21" draw:text-style-name="P10" draw:layer="layout" svg:width="0.354cm" svg:height="0.368cm" svg:x="17.054cm" svg:y="16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7.504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725cm" svg:y="16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229cm" svg:y="17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6.371cm" svg:y="18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079cm" svg:y="17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layout" svg:width="0.354cm" svg:height="0.368cm" svg:x="18.142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354cm" svg:y="17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646cm" svg:y="17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279cm" svg:y="14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346cm" svg:y="13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7cm" svg:y="17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7.187cm" svg:y="15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321cm" svg:y="1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6.637cm" svg:y="14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6.254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125cm" svg:y="14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8.108cm" svg:y="15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67cm" svg:x="16.637cm" svg:y="15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4cm" svg:height="0.367cm" svg:x="17.275cm" svg:y="15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8" draw:text-style-name="P1" draw:layer="layout" svg:x1="17.154cm" svg:y1="19.406cm" svg:x2="16.933cm" svg:y2="13.205cm">
            <text:p/>
          </draw:line>
          <draw:path draw:style-name="gr29" draw:text-style-name="P1" draw:layer="layout" svg:width="3.63cm" svg:height="1.603cm" draw:transform="skewX (0.018151424220741) rotate (1.60640104353558) translate (15.3481251034822cm 19.2550851743791cm)" svg:viewBox="0 0 3631 1604" svg:d="M0 1604c256-69 547 47 790-205 211-218 299-399 448-699 150-300 225-700 449-700 299 0 437 454 598 700 177 271 330 669 598 799l748 100">
            <text:p/>
          </draw:path>
          <draw:path draw:style-name="gr30" draw:text-style-name="P1" draw:layer="layout" svg:width="3.63cm" svg:height="1.603cm" draw:transform="skewX (0.0186750229963393) rotate (1.60657557646078) translate (15.2669815042729cm 16.9382867730874cm)" svg:viewBox="0 0 3631 1604" svg:d="M0 1604c256-69 547 47 790-205 210-219 299-400 448-699 150-300 225-700 449-700 299 0 436 454 598 700 177 271 330 670 598 800l748 100">
            <text:p/>
          </draw:path>
        </draw:g>
        <draw:line draw:style-name="gr13" draw:text-style-name="P1" draw:layer="layout" svg:x1="9.028cm" svg:y1="22.5cm" svg:x2="12.828cm" svg:y2="22.6cm">
          <text:p/>
        </draw:line>
        <draw:line draw:style-name="gr13" draw:text-style-name="P1" draw:layer="layout" svg:x1="9.028cm" svg:y1="22.5cm" svg:x2="6.828cm" svg:y2="24.5cm">
          <text:p/>
        </draw:line>
        <draw:line draw:style-name="gr13" draw:text-style-name="P1" draw:layer="layout" svg:x1="9.028cm" svg:y1="22.5cm" svg:x2="9.028cm" svg:y2="19.2cm">
          <text:p/>
        </draw:line>
        <draw:line draw:style-name="gr17" draw:text-style-name="P1" draw:layer="layout" svg:x1="5.279cm" svg:y1="22cm" svg:x2="6.928cm" svg:y2="22cm">
          <text:p/>
        </draw:line>
        <draw:custom-shape draw:style-name="gr18" draw:text-style-name="P9" draw:layer="layout" svg:width="3.4cm" svg:height="2.5cm" svg:x="1.279cm" svg:y="20.7cm">
          <text:p text:style-name="P6">Data</text:p>
          <draw:enhanced-geometry svg:viewBox="0 0 21600 21600" draw:type="rectangle" draw:enhanced-path="M 0 0 L 21600 0 21600 21600 0 21600 0 0 Z N"/>
        </draw:custom-shape>
        <draw:frame draw:style-name="gr31" draw:text-style-name="P12" draw:layer="layout" svg:width="0.9cm" svg:height="1cm" svg:x="5.5cm" svg:y="20.8cm">
          <draw:text-box>
            <text:p>?</text:p>
          </draw:text-box>
        </draw:frame>
        <draw:frame draw:style-name="gr32" draw:text-style-name="P12" draw:layer="layout" svg:width="1.9cm" svg:height="3.088cm" svg:x="8.3cm" svg:y="20.6cm">
          <draw:text-box>
            <text:p><text:span text:style-name="T3">?</text:span></text:p>
          </draw:text-box>
        </draw:frame>
        <draw:custom-shape draw:style-name="gr33" draw:text-style-name="P13" xml:id="id1" draw:id="id1" draw:layer="layout" svg:width="0.608cm" svg:height="0.605cm" svg:x="16.392cm" svg:y="20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3" draw:id="id3" draw:layer="layout" svg:width="0.608cm" svg:height="0.605cm" svg:x="15.692cm" svg:y="21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2" draw:id="id2" draw:layer="layout" svg:width="0.608cm" svg:height="0.605cm" svg:x="17.092cm" svg:y="21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4" draw:id="id4" draw:layer="layout" svg:width="0.608cm" svg:height="0.605cm" svg:x="14.992cm" svg:y="22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5" draw:id="id5" draw:layer="layout" svg:width="0.608cm" svg:height="0.605cm" svg:x="16.392cm" svg:y="2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6" draw:id="id6" draw:layer="layout" svg:width="0.608cm" svg:height="0.605cm" svg:x="17.793cm" svg:y="2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8" draw:id="id8" draw:layer="layout" svg:width="0.608cm" svg:height="0.605cm" svg:x="15.692cm" svg:y="23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7" draw:id="id7" draw:layer="layout" svg:width="0.608cm" svg:height="0.605cm" svg:x="17.092cm" svg:y="2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9" draw:id="id9" draw:layer="layout" svg:width="0.608cm" svg:height="0.605cm" svg:x="16.392cm" svg:y="24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line" svg:x1="16.911cm" svg:y1="20.912cm" svg:x2="17.181cm" svg:y2="21.481cm" draw:start-shape="id1" draw:start-glue-point="9" draw:end-shape="id2" draw:end-glue-point="5" svg:d="M16911 20912l270 569" svg:viewBox="0 0 271 570">
          <text:p/>
        </draw:connector>
        <draw:connector draw:style-name="gr35" draw:text-style-name="P13" draw:layer="layout" draw:type="line" svg:x1="16.481cm" svg:y1="20.912cm" svg:x2="16.211cm" svg:y2="21.482cm" draw:start-shape="id1" draw:start-glue-point="7" draw:end-shape="id3" draw:end-glue-point="11" svg:d="M16481 20912l-270 570" svg:viewBox="0 0 271 571">
          <text:p/>
        </draw:connector>
        <draw:connector draw:style-name="gr36" draw:text-style-name="P1" draw:layer="layout" draw:type="line" svg:x1="15.781cm" svg:y1="21.911cm" svg:x2="15.511cm" svg:y2="22.581cm" draw:start-shape="id3" draw:start-glue-point="7" draw:end-shape="id4" draw:end-glue-point="11" svg:d="M15781 21911l-270 670" svg:viewBox="0 0 271 671">
          <text:p/>
        </draw:connector>
        <draw:connector draw:style-name="gr36" draw:text-style-name="P1" draw:layer="layout" draw:type="line" svg:x1="16.211cm" svg:y1="21.911cm" svg:x2="16.481cm" svg:y2="22.58cm" draw:start-shape="id3" draw:start-glue-point="9" draw:end-shape="id5" draw:end-glue-point="5" svg:d="M16211 21911l270 669" svg:viewBox="0 0 271 670">
          <text:p/>
        </draw:connector>
        <draw:connector draw:style-name="gr36" draw:text-style-name="P1" draw:layer="layout" draw:type="line" svg:x1="17.181cm" svg:y1="21.91cm" svg:x2="16.911cm" svg:y2="22.58cm" draw:start-shape="id2" draw:start-glue-point="7" draw:end-shape="id5" draw:end-glue-point="11" svg:d="M17181 21910l-270 670" svg:viewBox="0 0 271 671">
          <text:p/>
        </draw:connector>
        <draw:connector draw:style-name="gr36" draw:text-style-name="P1" draw:layer="layout" draw:type="line" svg:x1="17.611cm" svg:y1="21.91cm" svg:x2="17.882cm" svg:y2="22.58cm" draw:start-shape="id2" draw:start-glue-point="9" draw:end-shape="id6" draw:end-glue-point="5" svg:d="M17611 21910l271 670" svg:viewBox="0 0 272 671">
          <text:p/>
        </draw:connector>
        <draw:connector draw:style-name="gr36" draw:text-style-name="P1" draw:layer="layout" draw:type="line" svg:x1="17.882cm" svg:y1="23.009cm" svg:x2="17.611cm" svg:y2="23.68cm" draw:start-shape="id6" draw:start-glue-point="7" draw:end-shape="id7" draw:end-glue-point="11" svg:d="M17882 23009l-271 671" svg:viewBox="0 0 272 672">
          <text:p/>
        </draw:connector>
        <draw:connector draw:style-name="gr36" draw:text-style-name="P1" draw:layer="layout" draw:type="line" svg:x1="16.911cm" svg:y1="23.009cm" svg:x2="17.181cm" svg:y2="23.68cm" draw:start-shape="id5" draw:start-glue-point="9" draw:end-shape="id7" draw:end-glue-point="5" svg:d="M16911 23009l270 671" svg:viewBox="0 0 271 672">
          <text:p/>
        </draw:connector>
        <draw:connector draw:style-name="gr36" draw:text-style-name="P1" draw:layer="layout" draw:type="line" svg:x1="16.481cm" svg:y1="23.009cm" svg:x2="16.211cm" svg:y2="23.681cm" draw:start-shape="id5" draw:start-glue-point="7" draw:end-shape="id8" draw:end-glue-point="11" svg:d="M16481 23009l-270 672" svg:viewBox="0 0 271 673">
          <text:p/>
        </draw:connector>
        <draw:connector draw:style-name="gr36" draw:text-style-name="P1" draw:layer="layout" draw:type="line" svg:x1="15.511cm" svg:y1="23.01cm" svg:x2="15.781cm" svg:y2="23.681cm" draw:start-shape="id4" draw:start-glue-point="9" draw:end-shape="id8" draw:end-glue-point="5" svg:d="M15511 23010l270 671" svg:viewBox="0 0 271 672">
          <text:p/>
        </draw:connector>
        <draw:connector draw:style-name="gr36" draw:text-style-name="P1" draw:layer="layout" draw:type="line" svg:x1="16.211cm" svg:y1="24.11cm" svg:x2="16.481cm" svg:y2="24.782cm" draw:start-shape="id8" draw:start-glue-point="9" draw:end-shape="id9" draw:end-glue-point="5" svg:d="M16211 24110l270 672" svg:viewBox="0 0 271 673">
          <text:p/>
        </draw:connector>
        <draw:connector draw:style-name="gr36" draw:text-style-name="P1" draw:layer="layout" draw:type="line" svg:x1="17.181cm" svg:y1="24.109cm" svg:x2="16.911cm" svg:y2="24.782cm" draw:start-shape="id7" draw:start-glue-point="7" draw:end-shape="id9" draw:end-glue-point="11" svg:d="M17181 24109l-270 673" svg:viewBox="0 0 271 674">
          <text:p/>
        </draw:connector>
        <draw:line draw:style-name="gr37" draw:text-style-name="P1" draw:layer="layout" svg:x1="16.7cm" svg:y1="23.5cm" svg:x2="15cm" svg:y2="21.1cm">
          <text:p/>
        </draw:line>
        <draw:line draw:style-name="gr37" draw:text-style-name="P1" draw:layer="layout" svg:x1="16.7cm" svg:y1="23.5cm" svg:x2="18.4cm" svg:y2="21.1cm">
          <text:p/>
        </draw:line>
      </draw:page>
      <draw:page draw:name="page4" draw:style-name="dp1" draw:master-page-name="預設">
        <draw:custom-shape draw:style-name="gr38" draw:text-style-name="P9" draw:layer="layout" svg:width="5cm" svg:height="7.9cm" svg:x="3.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3.9cm" svg:height="4.4cm" svg:x="3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0" draw:id="id10" draw:layer="layout" svg:width="0.608cm" svg:height="0.605cm" svg:x="17.996cm" svg:y="2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2" draw:id="id12" draw:layer="layout" svg:width="0.608cm" svg:height="0.605cm" svg:x="17.296cm" svg:y="21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1" draw:id="id11" draw:layer="layout" svg:width="0.608cm" svg:height="0.605cm" svg:x="18.696cm" svg:y="21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3" draw:id="id13" draw:layer="layout" svg:width="0.608cm" svg:height="0.605cm" svg:x="16.596cm" svg:y="2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4" draw:id="id14" draw:layer="layout" svg:width="0.608cm" svg:height="0.605cm" svg:x="17.996cm" svg:y="22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5" draw:id="id15" draw:layer="layout" svg:width="0.608cm" svg:height="0.605cm" svg:x="19.397cm" svg:y="22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7" draw:id="id17" draw:layer="layout" svg:width="0.608cm" svg:height="0.605cm" svg:x="17.296cm" svg:y="2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6" draw:id="id16" draw:layer="layout" svg:width="0.608cm" svg:height="0.605cm" svg:x="18.696cm" svg:y="23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8" draw:id="id18" draw:layer="layout" svg:width="0.608cm" svg:height="0.605cm" svg:x="17.996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line" svg:x1="18.515cm" svg:y1="20.911cm" svg:x2="18.785cm" svg:y2="21.48cm" draw:start-shape="id10" draw:start-glue-point="9" draw:end-shape="id11" draw:end-glue-point="5" svg:d="M18515 20911l270 569" svg:viewBox="0 0 271 570">
          <text:p/>
        </draw:connector>
        <draw:connector draw:style-name="gr35" draw:text-style-name="P13" draw:layer="layout" draw:type="line" svg:x1="18.085cm" svg:y1="20.911cm" svg:x2="17.815cm" svg:y2="21.481cm" draw:start-shape="id10" draw:start-glue-point="7" draw:end-shape="id12" draw:end-glue-point="11" svg:d="M18085 20911l-270 570" svg:viewBox="0 0 271 571">
          <text:p/>
        </draw:connector>
        <draw:connector draw:style-name="gr41" draw:text-style-name="P9" draw:layer="layout" draw:type="line" svg:x1="17.385cm" svg:y1="21.91cm" svg:x2="17.115cm" svg:y2="22.58cm" draw:start-shape="id12" draw:start-glue-point="7" draw:end-shape="id13" draw:end-glue-point="11" svg:d="M17385 21910l-270 670" svg:viewBox="0 0 271 671">
          <text:p/>
        </draw:connector>
        <draw:connector draw:style-name="gr41" draw:text-style-name="P9" draw:layer="layout" draw:type="line" svg:x1="17.815cm" svg:y1="21.91cm" svg:x2="18.085cm" svg:y2="22.579cm" draw:start-shape="id12" draw:start-glue-point="9" draw:end-shape="id14" draw:end-glue-point="5" svg:d="M17815 21910l270 669" svg:viewBox="0 0 271 670">
          <text:p/>
        </draw:connector>
        <draw:connector draw:style-name="gr41" draw:text-style-name="P9" draw:layer="layout" draw:type="line" svg:x1="18.785cm" svg:y1="21.909cm" svg:x2="18.515cm" svg:y2="22.579cm" draw:start-shape="id11" draw:start-glue-point="7" draw:end-shape="id14" draw:end-glue-point="11" svg:d="M18785 21909l-270 670" svg:viewBox="0 0 271 671">
          <text:p/>
        </draw:connector>
        <draw:connector draw:style-name="gr41" draw:text-style-name="P9" draw:layer="layout" draw:type="line" svg:x1="19.215cm" svg:y1="21.909cm" svg:x2="19.486cm" svg:y2="22.579cm" draw:start-shape="id11" draw:start-glue-point="9" draw:end-shape="id15" draw:end-glue-point="5" svg:d="M19215 21909l271 670" svg:viewBox="0 0 272 671">
          <text:p/>
        </draw:connector>
        <draw:connector draw:style-name="gr36" draw:text-style-name="P1" draw:layer="layout" draw:type="line" svg:x1="19.486cm" svg:y1="23.008cm" svg:x2="19.215cm" svg:y2="23.679cm" draw:start-shape="id15" draw:start-glue-point="7" draw:end-shape="id16" draw:end-glue-point="11" svg:d="M19486 23008l-271 671" svg:viewBox="0 0 272 672">
          <text:p/>
        </draw:connector>
        <draw:connector draw:style-name="gr36" draw:text-style-name="P1" draw:layer="layout" draw:type="line" svg:x1="18.515cm" svg:y1="23.008cm" svg:x2="18.785cm" svg:y2="23.679cm" draw:start-shape="id14" draw:start-glue-point="9" draw:end-shape="id16" draw:end-glue-point="5" svg:d="M18515 23008l270 671" svg:viewBox="0 0 271 672">
          <text:p/>
        </draw:connector>
        <draw:connector draw:style-name="gr36" draw:text-style-name="P1" draw:layer="layout" draw:type="line" svg:x1="18.085cm" svg:y1="23.008cm" svg:x2="17.815cm" svg:y2="23.68cm" draw:start-shape="id14" draw:start-glue-point="7" draw:end-shape="id17" draw:end-glue-point="11" svg:d="M18085 23008l-270 672" svg:viewBox="0 0 271 673">
          <text:p/>
        </draw:connector>
        <draw:connector draw:style-name="gr36" draw:text-style-name="P1" draw:layer="layout" draw:type="line" svg:x1="17.115cm" svg:y1="23.009cm" svg:x2="17.385cm" svg:y2="23.68cm" draw:start-shape="id13" draw:start-glue-point="9" draw:end-shape="id17" draw:end-glue-point="5" svg:d="M17115 23009l270 671" svg:viewBox="0 0 271 672">
          <text:p/>
        </draw:connector>
        <draw:connector draw:style-name="gr36" draw:text-style-name="P1" draw:layer="layout" draw:type="line" svg:x1="17.815cm" svg:y1="24.109cm" svg:x2="18.085cm" svg:y2="24.781cm" draw:start-shape="id17" draw:start-glue-point="9" draw:end-shape="id18" draw:end-glue-point="5" svg:d="M17815 24109l270 672" svg:viewBox="0 0 271 673">
          <text:p/>
        </draw:connector>
        <draw:connector draw:style-name="gr36" draw:text-style-name="P1" draw:layer="layout" draw:type="line" svg:x1="18.785cm" svg:y1="24.108cm" svg:x2="18.515cm" svg:y2="24.781cm" draw:start-shape="id16" draw:start-glue-point="7" draw:end-shape="id18" draw:end-glue-point="11" svg:d="M18785 24108l-270 673" svg:viewBox="0 0 271 674">
          <text:p/>
        </draw:connector>
        <draw:custom-shape draw:style-name="gr40" draw:text-style-name="P15" xml:id="id19" draw:id="id19" draw:layer="layout" svg:width="0.608cm" svg:height="0.605cm" svg:x="10.492cm" svg:y="2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21" draw:id="id21" draw:layer="layout" svg:width="0.608cm" svg:height="0.605cm" svg:x="10.496cm" svg:y="23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20" draw:id="id20" draw:layer="layout" svg:width="0.608cm" svg:height="0.605cm" svg:x="11.896cm" svg:y="23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22" draw:id="id22" draw:layer="layout" svg:width="0.608cm" svg:height="0.605cm" svg:x="11.196cm" svg:y="2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line" svg:x1="11.011cm" svg:y1="22.312cm" svg:x2="11.985cm" svg:y2="23.379cm" draw:start-shape="id19" draw:start-glue-point="9" draw:end-shape="id20" draw:end-glue-point="5" svg:d="M11011 22312l974 1067" svg:viewBox="0 0 975 1068">
          <text:p/>
        </draw:connector>
        <draw:connector draw:style-name="gr35" draw:text-style-name="P13" draw:layer="layout" draw:type="line" svg:x1="10.796cm" svg:y1="22.4cm" svg:x2="10.8cm" svg:y2="23.292cm" draw:start-shape="id19" draw:start-glue-point="8" draw:end-shape="id21" draw:end-glue-point="4" svg:d="M10796 22400l4 892" svg:viewBox="0 0 5 893">
          <text:p/>
        </draw:connector>
        <draw:connector draw:style-name="gr41" draw:text-style-name="P9" draw:layer="layout" draw:type="line" svg:x1="11.015cm" svg:y1="23.809cm" svg:x2="11.285cm" svg:y2="24.478cm" draw:start-shape="id21" draw:start-glue-point="9" draw:end-shape="id22" draw:end-glue-point="5" svg:d="M11015 23809l270 669" svg:viewBox="0 0 271 670">
          <text:p/>
        </draw:connector>
        <draw:connector draw:style-name="gr41" draw:text-style-name="P9" draw:layer="layout" draw:type="line" svg:x1="11.985cm" svg:y1="23.808cm" svg:x2="11.715cm" svg:y2="24.478cm" draw:start-shape="id20" draw:start-glue-point="7" draw:end-shape="id22" draw:end-glue-point="11" svg:d="M11985 23808l-270 670" svg:viewBox="0 0 271 671">
          <text:p/>
        </draw:connector>
        <draw:frame draw:style-name="gr42" draw:text-style-name="P12" draw:layer="layout" svg:width="2.7cm" svg:height="0.725cm" svg:x="7.9cm" svg:y="23.2cm">
          <draw:text-box>
            <text:p><text:span text:style-name="T4">transferase</text:span></text:p>
          </draw:text-box>
        </draw:frame>
        <draw:frame draw:style-name="gr42" draw:text-style-name="P12" draw:layer="layout" svg:width="3.4cm" svg:height="0.725cm" svg:x="12.5cm" svg:y="23.201cm">
          <draw:text-box>
            <text:p><text:span text:style-name="T4">oxidoreductase</text:span></text:p>
          </draw:text-box>
        </draw:frame>
        <draw:frame draw:style-name="gr42" draw:text-style-name="P12" draw:layer="layout" svg:width="2cm" svg:height="0.725cm" svg:x="8.496cm" svg:y="21.704cm">
          <draw:text-box>
            <text:p><text:span text:style-name="T4">enzyme</text:span></text:p>
          </draw:text-box>
        </draw:frame>
        <draw:custom-shape draw:style-name="gr40" draw:text-style-name="P15" xml:id="id23" draw:id="id23" draw:layer="layout" svg:width="0.608cm" svg:height="0.605cm" svg:x="11.896cm" svg:y="21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line" svg:x1="12.2cm" svg:y1="22.369cm" svg:x2="12.2cm" svg:y2="23.291cm" draw:start-shape="id23" draw:start-glue-point="8" draw:end-shape="id20" draw:end-glue-point="4" svg:d="M12200 22369v922" svg:viewBox="0 0 1 923">
          <text:p/>
        </draw:connector>
        <draw:frame draw:style-name="gr43" draw:text-style-name="P12" draw:layer="layout" svg:width="2cm" svg:height="0.725cm" svg:x="12.5cm" svg:y="21.675cm">
          <draw:text-box>
            <text:p><text:span text:style-name="T4">protein</text:span></text:p>
          </draw:text-box>
        </draw:frame>
        <draw:connector draw:style-name="gr35" draw:text-style-name="P13" draw:layer="layout" draw:type="line" svg:x1="11.985cm" svg:y1="22.281cm" svg:x2="11.015cm" svg:y2="23.38cm" draw:start-shape="id23" draw:start-glue-point="7" draw:end-shape="id21" draw:end-glue-point="11" svg:d="M11985 22281l-970 1099" svg:viewBox="0 0 971 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5:15:28.423463014</meta:creation-date>
    <dc:date>2019-06-12T09:32:22.789187534</dc:date>
    <meta:editing-duration>PT3H3M51S</meta:editing-duration>
    <meta:editing-cycles>12</meta:editing-cycles>
    <meta:generator>LibreOffice/6.2.4.2.0$Linux_X86_64 LibreOffice_project/20$Build-2</meta:generator>
    <meta:document-statistic meta:object-count="364"/>
  </office:meta>
</office:document-meta>
</file>